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8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22pt" style:font-size-asian="22pt" style:font-size-complex="22pt" fo:font-weight="bold" style:font-weight-asian="bold" style:font-weight-complex="bold"/>
    </style:style>
    <style:style style:name="ce9" style:family="table-cell" style:parent-style-name="Lien_32_hypertexte" style:data-style-name="N0">
      <style:text-properties fo:color="#467886" style:text-underline-style="solid" style:text-underline-type="single"/>
    </style:style>
    <style:style style:name="ce10" style:family="table-cell" style:parent-style-name="Lien_32_hypertexte" style:data-style-name="N0">
      <style:table-cell-properties fo:background-color="transparent"/>
      <style:text-properties fo:color="#467886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8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1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08516666666667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43933333333333cm"/>
    </style:style>
    <style:style style:name="co5" style:family="table-column">
      <style:table-column-properties fo:break-before="auto" style:column-width="17.9281666666667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6.55pt" style:use-optimal-row-height="false" fo:break-before="auto"/>
    </style:style>
    <style:style style:name="ro5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fabriquant</text:p>
          </table:table-cell>
          <table:table-cell office:value-type="string" table:style-name="ce2">
            <text:p>ref fabriquant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total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HIFIBERRY </text:p>
          </table:table-cell>
          <table:table-cell office:value-type="float" office:value="4260439550514" table:style-name="ce5">
            <text:p>4,26044E+12</text:p>
          </table:table-cell>
          <table:table-cell office:value-type="string" table:style-name="ce2">
            <text:p>1x</text:p>
          </table:table-cell>
          <table:table-cell office:value-type="currency" office:value="61.9" table:style-name="ce6">
            <text:p>61,90 €</text:p>
          </table:table-cell>
          <table:table-cell office:value-type="string" table:style-name="ce3">
            <text:p>https://www.hifiberry.com/shop/boards/hifiberry-amp2/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aspberry</text:p>
          </table:table-cell>
          <table:table-cell office:value-type="string" table:style-name="ce7">
            <text:p>PIZEROW</text:p>
          </table:table-cell>
          <table:table-cell office:value-type="string" table:style-name="ce2">
            <text:p>1x</text:p>
          </table:table-cell>
          <table:table-cell office:value-type="currency" office:value="23.5" table:style-name="ce6">
            <text:p>23,50 €</text:p>
          </table:table-cell>
          <table:table-cell office:value-type="string" table:style-name="ce3">
            <text:p>https://www.kubii.com/fr/cartes-nano-ordinateurs/1851-raspberry-pi-zero-w-kubii-3272496006997.html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eerless</text:p>
          </table:table-cell>
          <table:table-cell office:value-type="string" table:style-name="ce4">
            <text:p>TC10FG00-04</text:p>
          </table:table-cell>
          <table:table-cell office:value-type="string" table:style-name="ce2">
            <text:p>2x</text:p>
          </table:table-cell>
          <table:table-cell office:value-type="currency" office:value="32.159999999999997" table:style-name="ce6">
            <text:p>32,16 €</text:p>
          </table:table-cell>
          <table:table-cell office:value-type="string" table:style-name="ce3">
            <text:p>https://www.toutlehautparleur.com/haut-parleur-large-bande-peerless-tc10fg00-04-4-ohm-115-x-115-mm.html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‎Eleoption</text:p>
          </table:table-cell>
          <table:table-cell office:value-type="string" table:style-name="ce7">
            <text:p>‎SMT-16022606-EU</text:p>
          </table:table-cell>
          <table:table-cell office:value-type="string" table:style-name="ce2">
            <text:p>1x</text:p>
          </table:table-cell>
          <table:table-cell office:value-type="currency" office:value="39.99" table:style-name="ce6">
            <text:p>39,99 €</text:p>
          </table:table-cell>
          <table:table-cell office:value-type="string" table:style-name="ce3">
            <text:p><text:a xlink:href="https://www.amazon.fr/qualité-portatives-rechargeables-Lithium-ion-batterie/dp/B072FN5Y3">https://www.amazon.fr/qualité-portatives-rechargeables-Lithium-ion-batterie/dp/B072FN5Y3</text:a>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Thomann</text:p>
          </table:table-cell>
          <table:table-cell office:value-type="string" table:style-name="ce4">
            <text:p>FM1245</text:p>
          </table:table-cell>
          <table:table-cell office:value-type="string" table:style-name="ce2">
            <text:p>2x</text:p>
          </table:table-cell>
          <table:table-cell office:value-type="currency" office:value="36.78" table:style-name="ce6">
            <text:p>36,78 €</text:p>
          </table:table-cell>
          <table:table-cell office:value-type="string" table:style-name="ce3">
            <text:p>https://www.thomann.de/fr/the_box_mba75w_ersatzakku.htm?gad_source=1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currency" office:value="194.33" table:formula="of:=[.D6]+[.D5]+[.D4]+[.D3]+[.D2]" table:style-name="ce6">
            <text:p>194,33 €</text:p>
          </table:table-cell>
          <table:table-cell table:style-name="ce3"/>
          <table:table-cell table:number-columns-repeated="16379"/>
        </table:table-row>
        <table:table-row table:style-name="ro1">
          <table:table-cell table:number-columns-repeated="4" table:style-name="ce2"/>
          <table:table-cell table:style-name="ce3"/>
          <table:table-cell table:number-columns-repeated="16379"/>
        </table:table-row>
        <table:table-row table:style-name="ro1">
          <table:table-cell office:value-type="string" table:style-name="ce2">
            <text:p>AZ-Delivery</text:p>
          </table:table-cell>
          <table:table-cell office:value-type="string" table:style-name="ce2">
            <text:p>HD44780 1602 module LCD</text:p>
          </table:table-cell>
          <table:table-cell office:value-type="string" table:style-name="ce2">
            <text:p>1x</text:p>
          </table:table-cell>
          <table:table-cell office:value-type="currency" office:value="6" table:style-name="ce13">
            <text:p>6 €</text:p>
          </table:table-cell>
          <table:table-cell office:value-type="string" table:style-name="ce9">
            <text:p><text:a xlink:href="https://www.az-delivery.de/fr/products/16x2-lcd-blaues-display">https://www.az-delivery.de/fr/products/16x2-lcd-blaues-display</text:a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-SWITCH</text:p>
          </table:table-cell>
          <table:table-cell office:value-type="string" table:style-name="ce2">
            <text:p>TL2230OAF140</text:p>
          </table:table-cell>
          <table:table-cell office:value-type="string" table:style-name="ce2">
            <text:p>3x</text:p>
          </table:table-cell>
          <table:table-cell office:value-type="currency" office:value="2.34" table:style-name="ce14">
            <text:p>2,34 €</text:p>
          </table:table-cell>
          <table:table-cell office:value-type="string" table:style-name="ce9">
            <text:p><text:a xlink:href="https://fr.farnell.com/e-switch/tl2230oaf140/btn-pouss-dpdt-0-1a-30vdc-traversant/dp/4051085?srsltid=AfmBOoon0AEKAVWdj8eBMvu6VifByiuGTkLaN6yPplGx6YI67lHWY2BT">https://fr.farnell.com/e-switch/tl2230oaf140/btn-pouss-dpdt-0-1a-30vdc-traversant/dp/4051085?srsltid=AfmBOoon0AEKAVWdj8eBMvu6VifByiuGTkLaN6yPplGx6YI67lHWY2BT</text:a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AN WELL</text:p>
          </table:table-cell>
          <table:table-cell office:value-type="string" table:style-name="ce2">
            <text:p>RS-15-12</text:p>
          </table:table-cell>
          <table:table-cell office:value-type="string" table:style-name="ce11">
            <text:p>1x</text:p>
          </table:table-cell>
          <table:table-cell office:value-type="currency" office:value="19" table:style-name="ce15">
            <text:p>19 €</text:p>
          </table:table-cell>
          <table:table-cell office:value-type="string" table:style-name="ce10">
            <text:p><text:a xlink:href="https://fr.rs-online.com/web/p/alimentations-a-decoupage/0413667?srsltid=AfmBOorXj0jB9MF_u3T8fEal7LnvfuW9GhanMLo2kWtKZxagLIUMI3yk">https://fr.rs-online.com/web/p/alimentations-a-decoupage/0413667?srsltid=AfmBOorXj0jB9MF_u3T8fEal7LnvfuW9GhanMLo2kWtKZxagLIUMI3yk</text:a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URTH ELEKTRONIK</text:p>
          </table:table-cell>
          <table:table-cell office:value-type="string" table:style-name="ce12">
            <text:p>694108402002</text:p>
          </table:table-cell>
          <table:table-cell office:value-type="string" table:style-name="ce2">
            <text:p>1x</text:p>
          </table:table-cell>
          <table:table-cell office:value-type="float" office:value="1.29" table:style-name="ce11">
            <text:p>1,29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3" table:style-name="ce1"/>
          <table:table-cell table:style-name="ce11"/>
          <table:table-cell table:number-columns-repeated="16380" table:style-name="ce1"/>
        </table:table-row>
        <table:table-row table:number-rows-repeated="2" table:style-name="ro1">
          <table:table-cell table:number-columns-repeated="3"/>
          <table:table-cell table:style-name="ce11"/>
          <table:table-cell table:number-columns-repeated="16380"/>
        </table:table-row>
        <table:table-row table:number-rows-repeated="104855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text-style style:name="N30">
      <number:text-content/>
    </number:text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number:currency-style style:name="N38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Lilian CAILLY - mi279</meta:initial-creator>
    <dc:creator>CAILLY Lilian</dc:creator>
    <meta:creation-date>2023-12-06T10:54:29Z</meta:creation-date>
    <dc:date>2024-12-17T14:46:18Z</dc:date>
    <meta:editing-cycles>3</meta:editing-cycles>
    <meta:editing-duration>PT982141S</meta:editing-duration>
  </office:meta>
</office:document-meta>
</file>